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a00" officeooo:paragraph-rsid="00041a00"/>
    </style:style>
    <style:style style:name="P2" style:family="paragraph" style:parent-style-name="Standard">
      <style:text-properties officeooo:rsid="00046673" officeooo:paragraph-rsid="00046673"/>
    </style:style>
    <style:style style:name="T1" style:family="text">
      <style:text-properties officeooo:rsid="00046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ps</text:p>
      <text:p text:style-name="P1"><text:s text:c="3"/>command to see all hanging process</text:p>
      <text:p text:style-name="P1"><text:s text:c="3"/>ps aux</text:p>
      <text:p text:style-name="P1"><text:s text:c="3"/>to see details of ps</text:p>
      <text:p text:style-name="P1"><text:s text:c="3"/>kill -9 kills all process(including zombie)</text:p>
      <text:p text:style-name="P1"><text:s text:c="3"/>kill -9 <text:s/>(PID number)/kill (PID number) will kill the process</text:p>
      <text:p text:style-name="P1"/>
      <text:p text:style-name="P1"><text:s text:c="2"/><text:span text:style-name="T1">cocoOS github check the os system</text:span></text:p>
      <text:p text:style-name="P2">pre emptif <text:s/>operation syste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2:37:00.349583006</meta:creation-date>
    <dc:date>2022-10-07T12:42:00.806801303</dc:date>
    <meta:editing-duration>PT5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0" meta:character-count="247" meta:non-whitespace-character-count="193"/>
  </office:meta>
</office:document-meta>
</file>